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fg <text:s text:c="4"/>fgdsfgdsfgdsfgdfg</text:p>
      <text:p text:style-name="Standard"/>
      <text:p text:style-name="Standard"/>
      <text:p text:style-name="Standard">kakskdl;ka;ldkl;asdl;xcfghhsdfhdf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rudvee Krishna</meta:initial-creator>
    <meta:creation-date>2015-11-06T19:21:19</meta:creation-date>
    <dc:date>2015-11-09T16:25:40</dc:date>
    <dc:creator>Prudvee Krishna</dc:creator>
    <meta:editing-duration>PT34S</meta:editing-duration>
    <meta:editing-cycles>3</meta:editing-cycles>
    <meta:generator>OpenOffice.org/3.3$Unix OpenOffice.org_project/330m20$Build-9567</meta:generator>
    <meta:document-statistic meta:table-count="0" meta:image-count="0" meta:object-count="0" meta:page-count="1" meta:paragraph-count="2" meta:word-count="3" meta:character-count="59"/>
  </office:meta>
</office:document-meta>
</file>